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left="0in" fo:padding-right="0in" fo:padding-top="0in" fo:padding-bottom="0.0138in" fo:border-left="none" fo:border-right="none" fo:border-top="none" fo:border-bottom="0.0209in solid #00000a"/>
    </style:style>
    <style:style style:name="P2"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lor - This guitar was designed with comfort, playability and portability as the focal point. With 20 frets and a full length scale, the sound-hole sits centered just below the waist with the bridge resting towards the bottom of the lower bout. Due to it’s light bracing and active back, which features two x-braces, the sound tends to be ambient and full.</text:p>
      <text:p text:style-name="Standard"/>
      <text:p text:style-name="Standard">Specifications</text:p>
      <text:p text:style-name="Standard">Depth at heel: 3 5/32”</text:p>
      <text:p text:style-name="Standard">Depth at end block: 3 ¼”</text:p>
      <text:p text:style-name="Standard">Shoulders: 9 ½”</text:p>
      <text:p text:style-name="Standard">Waist : 7 13/16”</text:p>
      <text:p text:style-name="Standard">Hips: 13 ¾”</text:p>
      <text:p text:style-name="Standard">Sound hole: 3 7/8”</text:p>
      <text:p text:style-name="Standard">Body Length: 17 5/8”</text:p>
      <text:p text:style-name="Standard"/>
      <text:p text:style-name="Standard">Standard Options Available, Minus Cutaway</text:p>
      <text:p text:style-name="P1"/>
      <text:p text:style-name="Standard"/>
      <text:p text:style-name="Standard"/>
      <text:p text:style-name="Standard"/>
      <text:p text:style-name="Standard"><text:s/></text:p>
      <text:p text:style-name="Standard">Grand Concert-A – This guitar is everything a finger-style guitar should be. Voiced to be responsive and capable of producing a full range of sound when played in varying manors, this model generates deep low and mid-tones with an even balance to its clean and crisp contrasting high tones. </text:p>
      <text:p text:style-name="Standard"/>
      <text:p text:style-name="Standard">Specifications</text:p>
      <text:p text:style-name="Standard">Depth at heel: 3 11/32”</text:p>
      <text:p text:style-name="Standard">Depth at end block: 3 27/32”</text:p>
      <text:p text:style-name="Standard">Shoulders: 11 1/16”</text:p>
      <text:p text:style-name="Standard">Waist : 9 1/8”</text:p>
      <text:p text:style-name="Standard">Hips: 14 ¾”</text:p>
      <text:p text:style-name="Standard">Sound hole: 3 7/8”</text:p>
      <text:p text:style-name="Standard">Body Length: 18 ¾”</text:p>
      <text:p text:style-name="Standard"/>
      <text:p text:style-name="Standard"><text:s/></text:p>
      <text:p text:style-name="Standard"/>
      <text:p text:style-name="Standard">Grand Concert - B – Based off of its slightly smaller counterpart, this guitar also produces a full range of sound with excellent dynamics and response. The difference is that that this model’s features better suit it to be voiced for players seeking a guitar that excels with aggressive finger-style playing or for players who want a versatile guitar that does well with finger-style and flat-picking. The slightly longer and wider lower bout allow for a top the can be driven harder, while still maintaining a full sound spectrum. </text:p>
      <text:p text:style-name="Standard"/>
      <text:p text:style-name="Standard"><text:soft-page-break/></text:p>
      <text:p text:style-name="Standard">Specifications</text:p>
      <text:p text:style-name="Standard">Depth at heel: 3 11/32</text:p>
      <text:p text:style-name="Standard">Depth at end block: 3 27/32</text:p>
      <text:p text:style-name="Standard">Shoulders: 11 3/8</text:p>
      <text:p text:style-name="Standard">Waist : 9 1/8</text:p>
      <text:p text:style-name="Standard">Hips: 15 1/4</text:p>
      <text:p text:style-name="Standard">Sound hole: 3 7/8</text:p>
      <text:p text:style-name="Standard">Body Length: 19</text:p>
      <text:p text:style-name="Standard"/>
      <text:p text:style-name="Standard"><text:s/></text:p>
      <text:p text:style-name="Standard">All standard options available. </text:p>
      <text:p text:style-name="P1"/>
      <text:p text:style-name="Standard"/>
      <text:p text:style-name="Standard"><text:s/></text:p>
      <text:p text:style-name="Standard"/>
      <text:p text:style-name="Standard">Grand Auditorium – This guitar is designed be capable of producing the clearest and loudest tone possible. Voiced to be bold and cut through, this model is excellent for creating strong rhythm strumming patterns and clean, powerful leads .</text:p>
      <text:p text:style-name="Standard"/>
      <text:p text:style-name="Standard"/>
      <text:p text:style-name="Standard">Specifications</text:p>
      <text:p text:style-name="Standard">Depth at heel: 3 21/32”</text:p>
      <text:p text:style-name="Standard">Depth at end block: 4 5/32”</text:p>
      <text:p text:style-name="Standard">Shoulders: 11 3/16”</text:p>
      <text:p text:style-name="Standard">Waist : 9 1/8”</text:p>
      <text:p text:style-name="Standard">Hips: 15 1/8”</text:p>
      <text:p text:style-name="Standard">Sound hole: 3 7/8”</text:p>
      <text:p text:style-name="Standard">Body Length: 18 ¾”</text:p>
      <text:p text:style-name="Standard"/>
      <text:p text:style-name="Standard">All standard options available. </text:p>
      <text:p text:style-name="P1"/>
      <text:p text:style-name="Standard"/>
      <text:p text:style-name="Standard">A-Style Mandolin</text:p>
      <text:p text:style-name="Standard"/>
      <text:p text:style-name="Standard">With a simple and clean cut design, this mandolin is designed to give players seeking a mandolin with a sweet, sparkly and full sound a functional, yet pleasing option. This instrument features a flat top and a floating bridge so the top is voiced to be responsive where it counts and stiff it needs to be. </text:p>
      <text:p text:style-name="Standard"/>
      <text:p text:style-name="Standard">Specifications</text:p>
      <text:p text:style-name="Standard">Depth at heel: 1 29/32”</text:p>
      <text:p text:style-name="Standard">Depth at end block: 2”</text:p>
      <text:p text:style-name="Standard">Width: 9 1/4”</text:p>
      <text:p text:style-name="Standard">Sound hole: 2”</text:p>
      <text:p text:style-name="Standard"><text:soft-page-break/>Length: 12”</text:p>
      <text:p text:style-name="P1"/>
      <text:p text:style-name="Standard"/>
      <text:p text:style-name="Standard"/>
      <text:p text:style-name="Standard"/>
      <text:p text:style-name="Standard">Tenor/Concert Ukulele </text:p>
      <text:p text:style-name="Standard"/>
      <text:p text:style-name="Standard">Specifications</text:p>
      <text:p text:style-name="Standard">Depth at heel: 1 29/32”</text:p>
      <text:p text:style-name="Standard">Depth at end block: 2”</text:p>
      <text:p text:style-name="Standard">Shoulders: 6”</text:p>
      <text:p text:style-name="Standard">Waist: 5 7/16”</text:p>
      <text:p text:style-name="Standard">Hips: 8”</text:p>
      <text:p text:style-name="Standard">Sound hole: 2”</text:p>
      <text:p text:style-name="Standard">Length: 11 1/2”</text:p>
      <text:p text:style-name="Standard"/>
      <text:p text:style-name="Standard"/>
      <text:p text:style-name="Standard">Simple and attractive. Perfect for learning all of your favorite songs with. Available with either a Tenor scale or a Concert scale Length.</text:p>
      <text:p text:style-name="Standard"/>
      <text:p text:style-name="P1"/>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mbria" svg:font-family="Cambri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ls Thomas Johnson</meta:initial-creator>
    <dc:creator>Nils Johnson</dc:creator>
    <meta:editing-cycles>3</meta:editing-cycles>
    <meta:creation-date>2014-03-26T17:10:00</meta:creation-date>
    <dc:date>2014-07-27T21:00:20.24</dc:date>
    <meta:editing-duration>PT1M19S</meta:editing-duration>
    <meta:generator>OpenOffice/4.1.0$Win32 OpenOffice.org_project/410m18$Build-9764</meta:generator>
    <meta:document-statistic meta:table-count="0" meta:image-count="0" meta:object-count="0" meta:page-count="3" meta:paragraph-count="61" meta:word-count="503" meta:character-count="2802"/>
    <meta:user-defined meta:name="AppVersion">12.025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